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ByDefault.unused_st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trictJUnitRuleTest.rule_can_be_changed_to_str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nientByDefault.unused_st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ByDefault.unused_stub_with_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StrictJUnitRuleTest.rule_can_be_changed_to_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nientByDefault.unused_stub_with_strict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